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sto MT" svg:font-family="'Calisto MT'"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Times New Roman" svg:font-family="'Times New Roman'" style:font-family-generic="roman" style:font-pitch="variable"/>
    <style:font-face style:name="全真楷書" svg:font-family="全真楷書" style:font-family-generic="modern" style:font-pitch="fixed"/>
    <style:font-face style:name="新細明體" svg:font-family="新細明體" style:font-family-generic="roman" style:font-pitch="variable"/>
    <style:font-face style:name="標楷體" svg:font-family="標楷體" style:font-family-generic="script" style:font-pitch="fixed"/>
    <style:font-face style:name="細明體" svg:font-family="細明體" style:font-family-generic="modern" style:font-pitch="fixed"/>
    <style:font-face style:name="華康楷書體W5" svg:font-family="華康楷書體W5" style:font-family-generic="modern" style:font-pitch="fixed"/>
    <style:font-face style:name="雅真中楷" svg:font-family="雅真中楷" style:font-family-generic="modern" style:font-pitch="fixed"/>
  </office:font-face-decls>
  <office:automatic-styles>
    <style:style style:name="表格1" style:family="table">
      <style:table-properties style:width="15.549cm" fo:margin-left="0.049cm" table:align="left"/>
    </style:style>
    <style:style style:name="表格1.A" style:family="table-column">
      <style:table-column-properties style:column-width="5.182cm"/>
    </style:style>
    <style:style style:name="表格1.C" style:family="table-column">
      <style:table-column-properties style:column-width="5.184cm"/>
    </style:style>
    <style:style style:name="表格1.1" style:family="table-row">
      <style:table-row-properties style:min-row-height="0.318cm"/>
    </style:style>
    <style:style style:name="表格1.A1" style:family="table-cell">
      <style:table-cell-properties fo:padding-left="0.049cm" fo:padding-right="0.049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fo:margin-left="0cm" fo:margin-right="-0.004cm" fo:text-align="end" style:justify-single-word="false" fo:text-indent="0cm" style:auto-text-indent="false">
        <style:tab-stops>
          <style:tab-stop style:position="7.325cm" style:type="center"/>
        </style:tab-stops>
      </style:paragraph-properties>
      <style:text-properties fo:font-size="6pt" style:font-size-asian="6pt" style:language-asian="zh" style:country-asian="TW" style:font-size-complex="6pt"/>
    </style:style>
    <style:style style:name="P3" style:family="paragraph" style:parent-style-name="Text_20_body">
      <style:paragraph-properties fo:text-align="center" style:justify-single-word="false" style:snap-to-layout-grid="false"/>
      <style:text-properties style:font-name-asian="標楷體" style:font-weight-complex="bold"/>
    </style:style>
    <style:style style:name="P4" style:family="paragraph" style:parent-style-name="Text_20_body">
      <style:paragraph-properties fo:margin-left="0.423cm" fo:margin-right="0cm" fo:text-align="justify" style:justify-single-word="false" fo:text-indent="-0.423cm" style:auto-text-indent="false" style:snap-to-layout-grid="false">
        <style:tab-stops/>
      </style:paragraph-properties>
      <style:text-properties style:font-name-asian="標楷體"/>
    </style:style>
    <style:style style:name="P5" style:family="paragraph" style:parent-style-name="Text_20_body">
      <style:paragraph-properties fo:margin-left="1.27cm" fo:margin-right="0cm" fo:text-align="justify" style:justify-single-word="false" fo:text-indent="-0.847cm" style:auto-text-indent="false" style:snap-to-layout-grid="false">
        <style:tab-stops/>
      </style:paragraph-properties>
      <style:text-properties style:font-name-asian="標楷體"/>
    </style:style>
    <style:style style:name="P6" style:family="paragraph" style:parent-style-name="Text_20_body">
      <style:paragraph-properties fo:margin-left="0.847cm" fo:margin-right="0cm" fo:text-align="justify" style:justify-single-word="false" fo:text-indent="-0.847cm" style:auto-text-indent="false" style:snap-to-layout-grid="false">
        <style:tab-stops/>
      </style:paragraph-properties>
      <style:text-properties style:font-name-asian="標楷體"/>
    </style:style>
    <style:style style:name="P7" style:family="paragraph" style:parent-style-name="Text_20_body">
      <style:paragraph-properties fo:margin-left="0.423cm" fo:margin-right="0cm" fo:text-align="justify" style:justify-single-word="false" fo:text-indent="0.847cm" style:auto-text-indent="false" style:snap-to-layout-grid="false">
        <style:tab-stops/>
      </style:paragraph-properties>
      <style:text-properties style:font-name-asian="標楷體"/>
    </style:style>
    <style:style style:name="P8" style:family="paragraph" style:parent-style-name="Text_20_body">
      <style:paragraph-properties fo:margin-left="1.579cm" fo:margin-right="0cm" fo:text-align="justify" style:justify-single-word="false" fo:text-indent="-0.75cm" style:auto-text-indent="false" style:snap-to-layout-grid="false">
        <style:tab-stops/>
      </style:paragraph-properties>
      <style:text-properties style:font-name-asian="標楷體"/>
    </style:style>
    <style:style style:name="P9" style:family="paragraph" style:parent-style-name="Text_20_body">
      <style:paragraph-properties fo:margin-left="0.411cm" fo:margin-right="0.041cm" fo:text-align="justify" style:justify-single-word="false" fo:text-indent="-0.453cm" style:auto-text-indent="false" style:snap-to-layout-grid="false">
        <style:tab-stops/>
      </style:paragraph-properties>
      <style:text-properties style:font-name-asian="標楷體"/>
    </style:style>
    <style:style style:name="P10" style:family="paragraph" style:parent-style-name="Text_20_body">
      <style:paragraph-properties fo:text-align="justify" style:justify-single-word="false" style:snap-to-layout-grid="false"/>
      <style:text-properties style:font-name-asian="標楷體"/>
    </style:style>
    <style:style style:name="P11" style:family="paragraph" style:parent-style-name="Text_20_body">
      <style:paragraph-properties fo:margin-left="0.423cm" fo:margin-right="0cm" fo:text-align="justify" style:justify-single-word="false" fo:text-indent="-0.423cm" style:auto-text-indent="false" style:snap-to-layout-grid="false">
        <style:tab-stops/>
      </style:paragraph-properties>
    </style:style>
    <style:style style:name="P12" style:family="paragraph" style:parent-style-name="Text_20_body">
      <style:paragraph-properties fo:margin-left="1.27cm" fo:margin-right="0cm" fo:text-align="justify" style:justify-single-word="false" fo:text-indent="-0.847cm" style:auto-text-indent="false" style:snap-to-layout-grid="false">
        <style:tab-stops/>
      </style:paragraph-properties>
    </style:style>
    <style:style style:name="P13" style:family="paragraph" style:parent-style-name="Text_20_body">
      <style:paragraph-properties fo:margin-left="0.423cm" fo:margin-right="0cm" fo:text-align="justify" style:justify-single-word="false" fo:text-indent="0.847cm" style:auto-text-indent="false" style:snap-to-layout-grid="false">
        <style:tab-stops/>
      </style:paragraph-properties>
    </style:style>
    <style:style style:name="P14" style:family="paragraph" style:parent-style-name="Text_20_body">
      <style:paragraph-properties fo:margin-left="1.579cm" fo:margin-right="0cm" fo:text-align="justify" style:justify-single-word="false" fo:text-indent="-0.75cm" style:auto-text-indent="false" style:snap-to-layout-grid="false">
        <style:tab-stops/>
      </style:paragraph-properties>
    </style:style>
    <style:style style:name="P15" style:family="paragraph" style:parent-style-name="Text_20_body">
      <style:paragraph-properties fo:margin-left="0.847cm" fo:margin-right="0cm" fo:text-align="justify" style:justify-single-word="false" fo:text-indent="-0.847cm" style:auto-text-indent="false" style:snap-to-layout-grid="false">
        <style:tab-stops/>
      </style:paragraph-properties>
    </style:style>
    <style:style style:name="P16" style:family="paragraph" style:parent-style-name="Text_20_body">
      <style:paragraph-properties fo:margin-left="1.27cm" fo:margin-right="0cm" fo:text-align="justify" style:justify-single-word="false" fo:text-indent="-0.847cm" style:auto-text-indent="false" style:snap-to-layout-grid="false">
        <style:tab-stops/>
      </style:paragraph-properties>
      <style:text-properties style:text-underline-style="solid" style:text-underline-width="auto" style:text-underline-color="font-color" style:text-underline-mode="continuous" style:text-overline-mode="continuous" style:text-line-through-mode="continuous" style:font-name-asian="標楷體"/>
    </style:style>
    <style:style style:name="P17" style:family="paragraph" style:parent-style-name="Text_20_body">
      <style:paragraph-properties fo:line-height="0.706cm"/>
    </style:style>
    <style:style style:name="P18" style:family="paragraph" style:parent-style-name="Text_20_body" style:master-page-name="MP0">
      <style:paragraph-properties fo:line-height="0.811cm" fo:text-align="justify" style:justify-single-word="false" style:page-number="1" fo:break-before="page" style:snap-to-layout-grid="false"/>
      <style:text-properties fo:font-size="20pt" style:letter-kerning="false" style:font-name-asian="標楷體" style:font-size-asian="20pt" style:font-size-complex="20pt"/>
    </style:style>
    <style:style style:name="T1" style:family="text">
      <style:text-properties style:font-name-asian="標楷體"/>
    </style:style>
    <style:style style:name="T2" style:family="text">
      <style:text-properties style:font-name-asian="標楷體" style:font-weight-complex="bold"/>
    </style:style>
    <style:style style:name="T3" style:family="text">
      <style:text-properties style:font-name-asian="標楷體" style:font-size-complex="13pt"/>
    </style:style>
    <style:style style:name="T4" style:family="text">
      <style:text-properties style:text-underline-style="solid" style:text-underline-width="auto" style:text-underline-color="font-color" style:text-underline-mode="continuous" style:text-overline-mode="continuous" style:text-line-through-mode="continuous" style:font-name-asian="標楷體"/>
    </style:style>
    <style:style style:name="T5" style:family="text">
      <style:text-properties style:font-name="標楷體" style:font-name-asian="標楷體"/>
    </style:style>
    <style:style style:name="T6" style:family="text">
      <style:text-properties style:font-name="標楷體" style:text-underline-style="solid" style:text-underline-width="auto" style:text-underline-color="font-color" style:text-underline-mode="continuous" style:text-overline-mode="continuous" style:text-line-through-mode="continuous" style:font-name-asian="標楷體"/>
    </style:style>
    <style:style style:name="T7" style:family="text">
      <style:text-properties style:letter-kerning="false" style:font-name-asian="標楷體"/>
    </style:style>
    <style:style style:name="T8" style:family="text">
      <style:text-properties style:font-name="Calibri" style:font-name-asian="標楷體"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民間自行規劃申請參與公共建設作業辦法修正草案條文對照表</text:p>
      <table:table table:name="表格1" table:style-name="表格1">
        <table:table-column table:style-name="表格1.A" table:number-columns-repeated="2"/>
        <table:table-column table:style-name="表格1.C"/>
        <table:table-row table:style-name="表格1.1">
          <table:table-cell table:style-name="表格1.A1" office:value-type="string">
            <text:p text:style-name="P3">修正條文</text:p>
          </table:table-cell>
          <table:table-cell table:style-name="表格1.A1" office:value-type="string">
            <text:p text:style-name="P3">現行條文</text:p>
          </table:table-cell>
          <table:table-cell table:style-name="表格1.A1" office:value-type="string">
            <text:p text:style-name="P3">說明</text:p>
          </table:table-cell>
        </table:table-row>
        <table:table-row>
          <table:table-cell table:style-name="表格1.A1" office:value-type="string">
            <text:p text:style-name="P4">第一條 <text:s/>本辦法依促進民間參與公共建設法（以下簡稱本法）第四十六條第六項規定訂定之。</text:p>
          </table:table-cell>
          <table:table-cell table:style-name="表格1.A1" office:value-type="string">
            <text:p text:style-name="P4">第一條 <text:s/>本辦法依促進民間參與公共建設法（以下簡稱本法）第四十六條第六項規定訂定之。</text:p>
          </table:table-cell>
          <table:table-cell table:style-name="表格1.A1" office:value-type="string">
            <text:p text:style-name="P10">本條未修正。</text:p>
          </table:table-cell>
        </table:table-row>
        <table:table-row>
          <table:table-cell table:style-name="表格1.A1" office:value-type="string">
            <text:p text:style-name="P11"><text:span text:style-name="預設段落字型"><text:span text:style-name="T1">第二條 <text:s/>民間依本法第四十六條第一項規定自行規劃申請參與公共建設，依其土地</text:span></text:span><text:span text:style-name="預設段落字型"><text:span text:style-name="T4">、設施</text:span></text:span><text:span text:style-name="預設段落字型"><text:span text:style-name="T1">取得方式區分如下：</text:span></text:span></text:p>
            <text:p text:style-name="P12"><text:span text:style-name="預設段落字型"><text:span text:style-name="T1">一、民間自行備具私有土地</text:span></text:span><text:span text:style-name="預設段落字型"><text:span text:style-name="T4">、設施</text:span></text:span><text:span text:style-name="預設段落字型"><text:span text:style-name="T1">案件：指申請人自行取得私有土地、設施所有權或使用權，非由主辦機關依本法相關規定提供或協助取得。</text:span></text:span></text:p>
            <text:p text:style-name="P5">二、主辦機關提供土地、設施案件：指由主辦機關依本法相關規定提供土地、設施。</text:p>
          </table:table-cell>
          <table:table-cell table:style-name="表格1.A1" office:value-type="string">
            <text:p text:style-name="P4">第二條 <text:s/>民間依本法第四十六條第一項規定自行規劃申請參與公共建設，依其土地取得方式區分如下：</text:p>
            <text:p text:style-name="P5">一、民間自行備具私有土地案件：指申請人自行取得私有土地、設施所有權或使用權，非由主辦機關依本法相關規定提供或協助取得。</text:p>
            <text:p text:style-name="P5">二、主辦機關提供土地、設施案件：指由主辦機關依本法相關規定提供土地、設施。</text:p>
          </table:table-cell>
          <table:table-cell table:style-name="表格1.A1" office:value-type="string">
            <text:p text:style-name="P6">一、序文及第一款依促進民間參與公共建設法(以下簡稱本法)第四十六條第三項第一款規定修正文字。</text:p>
            <text:p text:style-name="P6">二、第二款未修正。</text:p>
          </table:table-cell>
        </table:table-row>
        <table:table-row>
          <table:table-cell table:style-name="表格1.A1" office:value-type="string">
            <text:p text:style-name="P4">第三條 <text:s/>主辦機關依申請或政策需求辦理民間自行規劃申請參與公共建設案件，應進行政策公告。</text:p>
            <text:p text:style-name="P7">前項政策公告辦理之時機如下：</text:p>
            <text:p text:style-name="P5">一、由申請人向主辦機關提出規劃構想書，經主辦機關納入政策需求考量後辦理。</text:p>
            <text:p text:style-name="P5">二、由主辦機關依政策需求辦理。</text:p>
            <text:p text:style-name="P13"><text:span text:style-name="預設段落字型"><text:span text:style-name="T1">第一項政策公告應載明事項，依本法施行細則第</text:span></text:span><text:span text:style-name="預設段落字型"><text:span text:style-name="T4">七十一</text:span></text:span><text:span text:style-name="預設段落字型"><text:span text:style-name="T1">條第三項規定辦理，並應包含向民間徵求可行性評估報告。</text:span></text:span></text:p>
          </table:table-cell>
          <table:table-cell table:style-name="表格1.A1" office:value-type="string">
            <text:p text:style-name="P4">第三條 <text:s/>主辦機關依申請或政策需求辦理民間自行規劃申請參與公共建設案件，應進行政策公告。</text:p>
            <text:p text:style-name="P7">前項政策公告辦理之時機如下：</text:p>
            <text:p text:style-name="P5">一、由申請人向主辦機關提出規劃構想書，經主辦機關納入政策需求考量後辦理。</text:p>
            <text:p text:style-name="P5">二、由主辦機關依政策需求辦理。</text:p>
            <text:p text:style-name="P7">第一項政策公告應載明事項，依本法施行細則第六十一條第三項規定辦理，並應包含向民間徵求可行性評估報告。</text:p>
          </table:table-cell>
          <table:table-cell table:style-name="表格1.A1" office:value-type="string">
            <text:p text:style-name="P6">一、第一項及第二項未修正。</text:p>
            <text:p text:style-name="P6">二、配合本法施行細則條次修正第三項引述條次。</text:p>
          </table:table-cell>
        </table:table-row>
        <table:table-row>
          <table:table-cell table:style-name="表格1.A1" office:value-type="string">
            <text:p text:style-name="P4">第四條 <text:s/>前條第二項第一款規劃構想書應記載以下事項：</text:p>
            <text:p text:style-name="P5">一、申請人基本資料。</text:p>
            <text:p text:style-name="P5">二、土地基本資料：包括使用土地、設施之範<text:soft-page-break/>圍、取得或提供方式。</text:p>
            <text:p text:style-name="P5">三、規劃構想：包括土地、設施使用構想。</text:p>
            <text:p text:style-name="P5">四、對公眾使用及公共利益之評估。</text:p>
            <text:p text:style-name="P5">五、需政府協助事項。</text:p>
            <text:p text:style-name="P5">六、其他有關規劃構想事項。</text:p>
            <text:p text:style-name="P7">申請人提出之規劃構想書，經主辦機關評估不符合政策需求者，應逕予駁回。</text:p>
          </table:table-cell>
          <table:table-cell table:style-name="表格1.A1" office:value-type="string">
            <text:p text:style-name="P4">第四條 <text:s/>前條第二項第一款規劃構想書應記載以下事項：</text:p>
            <text:p text:style-name="P5">一、申請人基本資料。</text:p>
            <text:p text:style-name="P5">二、土地基本資料：包括使用土地、設施之範<text:soft-page-break/>圍、取得或提供方式。</text:p>
            <text:p text:style-name="P5">三、規劃構想：包括土地、設施使用構想。</text:p>
            <text:p text:style-name="P5">四、對公眾使用及公共利益之評估。</text:p>
            <text:p text:style-name="P5">五、需政府協助事項。</text:p>
            <text:p text:style-name="P5">六、其他有關規劃構想事項。</text:p>
            <text:p text:style-name="P7">申請人提出之規劃構想書，經主辦機關評估不符合政策需求者，應逕予駁回。</text:p>
          </table:table-cell>
          <table:table-cell table:style-name="表格1.A1" office:value-type="string">
            <text:p text:style-name="P6">本條未修正。</text:p>
          </table:table-cell>
        </table:table-row>
        <table:table-row>
          <table:table-cell table:style-name="表格1.A1" office:value-type="string">
            <text:p text:style-name="P11"><text:span text:style-name="預設段落字型"><text:span text:style-name="T1">第五條 <text:s/>第三條第三項申請人提出之可行性評估報告應記載</text:span></text:span><text:span text:style-name="預設段落字型"><text:span text:style-name="T4">以下</text:span></text:span><text:span text:style-name="預設段落字型"><text:span text:style-name="T1">事項，主辦機關</text:span></text:span><text:span text:style-name="預設段落字型"><text:span text:style-name="T4">應</text:span></text:span><text:span text:style-name="預設段落字型"><text:span text:style-name="T1">併於政策公告載明：</text:span></text:span></text:p>
            <text:p text:style-name="P5">一、公共建設目的及民間興辦項目、方式。</text:p>
            <text:p text:style-name="P12"><text:span text:style-name="預設段落字型"><text:span text:style-name="T1">二、民間參與效益</text:span></text:span><text:span text:style-name="預設段落字型"><text:span text:style-name="T4">及政府效益</text:span></text:span><text:span text:style-name="預設段落字型"><text:span text:style-name="T1">。</text:span></text:span></text:p>
            <text:p text:style-name="P5">三、市場。</text:p>
            <text:p text:style-name="P5">四、技術。</text:p>
            <text:p text:style-name="P5">五、財務。</text:p>
            <text:p text:style-name="P5">六、法律。</text:p>
            <text:p text:style-name="P5">七、土地及設施取得。</text:p>
            <text:p text:style-name="P5">八、環境影響。</text:p>
            <text:p text:style-name="P12"><text:span text:style-name="預設段落字型"><text:span text:style-name="T4">九、國家安全及資通安全疑慮之威脅。</text:span></text:span></text:p>
            <text:p text:style-name="P12"><text:span text:style-name="預設段落字型"><text:span text:style-name="T4">十、</text:span></text:span><text:span text:style-name="預設段落字型"><text:span text:style-name="T1">需政府承諾及配合事項。</text:span></text:span></text:p>
            <text:p text:style-name="P12"><text:span text:style-name="預設段落字型"><text:span text:style-name="T4">十一、</text:span></text:span><text:span text:style-name="預設段落字型"><text:span text:style-name="T1">其他。</text:span></text:span></text:p>
            <text:p text:style-name="P7">前項第一款興辦項目包含附屬事業者，應載明其辦理目標及達成該目標之項目及內容。</text:p>
            <text:p text:style-name="P7">第一項第七款應載明土地、設施取得所有權或使用權之時程、方式及其存續期間。</text:p>
          </table:table-cell>
          <table:table-cell table:style-name="表格1.A1" office:value-type="string">
            <text:p text:style-name="P11"><text:span text:style-name="預設段落字型"><text:span text:style-name="T1">第五條 <text:s/>第三條第三項申請人提出之可行性評估報告應記載事項，</text:span></text:span><text:span text:style-name="預設段落字型"><text:span text:style-name="T4">由</text:span></text:span><text:span text:style-name="預設段落字型"><text:span text:style-name="T1">主辦機關</text:span></text:span><text:span text:style-name="預設段落字型"><text:span text:style-name="T4">視個案性質就下列事項擇定後，</text:span></text:span><text:span text:style-name="預設段落字型"><text:span text:style-name="T1">併於政策公告載明：</text:span></text:span></text:p>
            <text:p text:style-name="P5">一、公共建設目的及民間興辦項目、方式。</text:p>
            <text:p text:style-name="P5">二、民間參與效益。</text:p>
            <text:p text:style-name="P5">三、市場。</text:p>
            <text:p text:style-name="P5">四、技術。</text:p>
            <text:p text:style-name="P5">五、財務。</text:p>
            <text:p text:style-name="P5">六、法律。</text:p>
            <text:p text:style-name="P5">七、土地及設施取得。</text:p>
            <text:p text:style-name="P5">八、環境影響。</text:p>
            <text:p text:style-name="P5">九、需政府承諾及配合事項。</text:p>
            <text:p text:style-name="P5">十、其他。</text:p>
            <text:p text:style-name="P7">前項第一款興辦項目包含附屬事業者，應載明其辦理目標及達成該目標之項目及內容。</text:p>
            <text:p text:style-name="P7">第一項第七款應載明土地、設施取得所有權或使用權之時程、方式及其存續期間。</text:p>
          </table:table-cell>
          <table:table-cell table:style-name="表格1.A1" office:value-type="string">
            <text:p text:style-name="P6">一、考量政府規劃案件及民間自行規劃案件之可行性評估報告項目及內容應具一致性，爰修正第一項序文。另各款次修正說明如下：</text:p>
            <text:p text:style-name="P8">(一)配合本法施行細則第二十九條第二項，修正第二款應包含政府效益，並增訂第九款。</text:p>
            <text:p text:style-name="P14"><text:span text:style-name="預設段落字型"><text:span text:style-name="T1">(二)</text:span></text:span><text:span text:style-name="預設段落字型"><text:span text:style-name="T5">第一款及第三款至第八款未修正。</text:span></text:span></text:p>
            <text:p text:style-name="P14"><text:span text:style-name="預設段落字型"><text:span text:style-name="T1">(三)</text:span></text:span><text:span text:style-name="預設段落字型"><text:span text:style-name="T5">現行條文第九款及第十款移列為第十款及第十一款。</text:span></text:span></text:p>
            <text:p text:style-name="P6">二、第二項及第三項未修正。</text:p>
          </table:table-cell>
        </table:table-row>
        <table:table-row>
          <table:table-cell table:style-name="表格1.A1" office:value-type="string">
            <text:p text:style-name="P4">第六條 <text:s/>主辦機關於申請人提出可行性評估報告後，依下列程序辦理初審：</text:p>
            <text:p text:style-name="P5">一、審查可行性評估報告，並得視需要邀請專家、學者協助。</text:p>
            <text:p text:style-name="P5">二、依本法第六條之一第<text:soft-page-break/>二項規定辦理公聽會。</text:p>
            <text:p text:style-name="P5">三、與申請人協商政府承諾及配合事項，其涉及中央預算者，應依本法規定報請行政院核定。</text:p>
            <text:p text:style-name="P5">四、核定可行性評估報告。</text:p>
            <text:p text:style-name="P13"><text:span text:style-name="預設段落字型"><text:span text:style-name="T1">申請人有二人以上時，主辦機關依前項第一款審查，</text:span></text:span><text:span text:style-name="預設段落字型"><text:span text:style-name="T4">得審查通過多名申請人，並</text:span></text:span><text:span text:style-name="預設段落字型"><text:span text:style-name="T1">按其可行性評估報告完整性及公共利益效益性</text:span></text:span><text:span text:style-name="預設段落字型"><text:span text:style-name="T4">排定順位，主辦機關再依序續行初審程序</text:span></text:span><text:span text:style-name="預設段落字型"><text:span text:style-name="T1">，並通知各申請人。但民間自行備具私有土地</text:span></text:span><text:span text:style-name="預設段落字型"><text:span text:style-name="T4">、設施</text:span></text:span><text:span text:style-name="預設段落字型"><text:span text:style-name="T1">案件，其擇定人數不在此限。</text:span></text:span></text:p>
          </table:table-cell>
          <table:table-cell table:style-name="表格1.A1" office:value-type="string">
            <text:p text:style-name="P4">第六條 <text:s/>主辦機關於申請人提出可行性評估報告後，依下列程序辦理初審：</text:p>
            <text:p text:style-name="P5">一、審查可行性評估報告，並得視需要邀請專家、學者協助。</text:p>
            <text:p text:style-name="P5">二、依本法第六條之一第<text:soft-page-break/>二項規定辦理公聽會。</text:p>
            <text:p text:style-name="P5">三、與申請人協商政府承諾及配合事項，其涉及中央預算者，應依本法規定報請行政院核定。</text:p>
            <text:p text:style-name="P5">四、核定可行性評估報告。</text:p>
            <text:p text:style-name="P13"><text:span text:style-name="預設段落字型"><text:span text:style-name="T1">申請人有二人以上時，主辦機關依前項第一款審查</text:span></text:span><text:span text:style-name="預設段落字型"><text:span text:style-name="T4">後</text:span></text:span><text:span text:style-name="預設段落字型"><text:span text:style-name="T1">，按其可行性評估報告完整性及公共利益效益性</text:span></text:span><text:span text:style-name="預設段落字型"><text:span text:style-name="T4">，擇一人再續行辦理</text:span></text:span><text:span text:style-name="預設段落字型"><text:span text:style-name="T1">，並通知各申請人。但民間自行備具私有土地案件，其擇定人數不在此限。</text:span></text:span></text:p>
          </table:table-cell>
          <table:table-cell table:style-name="表格1.A1" office:value-type="string">
            <text:p text:style-name="P6">一、第一項未修正。</text:p>
            <text:p text:style-name="P6">二、主辦機關辦理可行性評估報告審查作業，得於政策公告載明，審查通過1名或多名申請人，配合實務作業所須，審查通過多名申請人時，<text:soft-page-break/>須排定順位及依序辦理初審程序，爰修正第二項。另同項末段但書規定修正理由同第二條說明一。</text:p>
          </table:table-cell>
        </table:table-row>
        <table:table-row>
          <table:table-cell table:style-name="表格1.A1" office:value-type="string">
            <text:p text:style-name="P11"><text:span text:style-name="預設段落字型"><text:span text:style-name="T1">第七條 <text:s/>民間自行備具私有土地</text:span></text:span><text:span text:style-name="預設段落字型"><text:span text:style-name="T4">、設施</text:span></text:span><text:span text:style-name="預設段落字型"><text:span text:style-name="T1">案件，經初審通過後，主辦機關應通知申請人於一定期間內，依初審結果擬具投資計畫書及投資契約草案，向主辦機關提出申請。</text:span></text:span></text:p>
            <text:p text:style-name="P7">前項投資計畫書內容，視個案性質包括下列事項：</text:p>
            <text:p text:style-name="P5">一、公共建設目的及民間興辦項目、方式。</text:p>
            <text:p text:style-name="P5">二、土地使用計畫。</text:p>
            <text:p text:style-name="P5">三、興建計畫。</text:p>
            <text:p text:style-name="P5">四、營運計畫。</text:p>
            <text:p text:style-name="P5">五、財務計畫。</text:p>
            <text:p text:style-name="P5">六、金融機構融資意願書。</text:p>
            <text:p text:style-name="P5">七、需政府承諾及配合事項。</text:p>
            <text:p text:style-name="P5">八、其他法令規定文件。</text:p>
            <text:p text:style-name="P7">第一項投資契約草案應載明事項，至少應包含本法第十一條規定事項。</text:p>
          </table:table-cell>
          <table:table-cell table:style-name="表格1.A1" office:value-type="string">
            <text:p text:style-name="P4">第七條 <text:s/>民間自行備具私有土地案件，經初審通過後，主辦機關應通知申請人於一定期間內，依初審結果擬具投資計畫書及投資契約草案，向主辦機關提出申請。</text:p>
            <text:p text:style-name="P7">前項投資計畫書內容，視個案性質包括下列事項：</text:p>
            <text:p text:style-name="P5">一、公共建設目的及民間興辦項目、方式。</text:p>
            <text:p text:style-name="P5">二、土地使用計畫。</text:p>
            <text:p text:style-name="P5">三、興建計畫。</text:p>
            <text:p text:style-name="P5">四、營運計畫。</text:p>
            <text:p text:style-name="P5">五、財務計畫。</text:p>
            <text:p text:style-name="P5">六、金融機構融資意願書。</text:p>
            <text:p text:style-name="P5">七、需政府承諾及配合事項。</text:p>
            <text:p text:style-name="P5">八、其他法令規定文件。</text:p>
            <text:p text:style-name="P7">第一項投資契約草案應載明事項，至少應包含本法第十一條規定事項。</text:p>
          </table:table-cell>
          <table:table-cell table:style-name="表格1.A1" office:value-type="string">
            <text:p text:style-name="P6">一、第一項修正理由同第二條說明一。</text:p>
            <text:p text:style-name="P6">二、第二項及第三項未修正。</text:p>
          </table:table-cell>
        </table:table-row>
        <table:table-row>
          <table:table-cell table:style-name="表格1.A1" office:value-type="string">
            <text:p text:style-name="P11"><text:span text:style-name="預設段落字型"><text:span text:style-name="T1">第八條 <text:s/>民間自行備具私有土地</text:span></text:span><text:span text:style-name="預設段落字型"><text:span text:style-name="T4">、設施</text:span></text:span><text:span text:style-name="預設段落字型"><text:span text:style-name="T1">案件，主辦機關應於初審通過後，成立</text:span></text:span><text:soft-page-break/><text:span text:style-name="預設段落字型"><text:span text:style-name="T1">甄審會審核前條第一項投資計畫書，甄審會及工作小組之組成及運作、委員名單公開</text:span></text:span><text:span text:style-name="預設段落字型"><text:span text:style-name="T4">，依</text:span></text:span><text:span text:style-name="預設段落字型"><text:span text:style-name="T1">民間參與公共建設甄審委員會組織及評審辦法規定</text:span></text:span><text:span text:style-name="預設段落字型"><text:span text:style-name="T4">辦理</text:span></text:span><text:span text:style-name="預設段落字型"><text:span text:style-name="T1">。</text:span></text:span></text:p>
            <text:p text:style-name="P7">主辦機關應將核定後之投資計畫書，納入前條第一項申請人提出之投資契約草案，續行辦理議約事宜。</text:p>
          </table:table-cell>
          <table:table-cell table:style-name="表格1.A1" office:value-type="string">
            <text:p text:style-name="P11"><text:span text:style-name="預設段落字型"><text:span text:style-name="T1">第八條 <text:s/>民間自行備具私有土地案件，主辦機關應於初審通過後，成立</text:span></text:span><text:span text:style-name="預設段落字型"><text:span text:style-name="T4">甄審委</text:span></text:span><text:soft-page-break/><text:span text:style-name="預設段落字型"><text:span text:style-name="T4">員會（以下簡稱</text:span></text:span><text:span text:style-name="預設段落字型"><text:span text:style-name="T1">甄審會</text:span></text:span><text:span text:style-name="預設段落字型"><text:span text:style-name="T4">）</text:span></text:span><text:span text:style-name="預設段落字型"><text:span text:style-name="T1">審核前條第一項投資計畫書，甄審會及工作小組之組成及運作、委員名單公開準用民間參與公共建設甄審委員會組織及評審辦法</text:span></text:span><text:span text:style-name="預設段落字型"><text:span text:style-name="T4">之</text:span></text:span><text:span text:style-name="預設段落字型"><text:span text:style-name="T1">規定。</text:span></text:span></text:p>
            <text:p text:style-name="P7">主辦機關應將核定後之投資計畫書，納入前條第一項申請人提出之投資契約草案，續行辦理議約事宜。</text:p>
          </table:table-cell>
          <table:table-cell table:style-name="表格1.A1" office:value-type="string">
            <text:p text:style-name="P15"><text:span text:style-name="預設段落字型"><text:span text:style-name="T1">一、第一項修正說明如下：</text:span></text:span></text:p>
            <text:p text:style-name="P14"><text:span text:style-name="預設段落字型"><text:span text:style-name="T1">(一)前段文字修正為民間自行備具私有土</text:span></text:span><text:soft-page-break/><text:span text:style-name="預設段落字型"><text:span text:style-name="T1">地、設施案件，修正理由同第二條說明一。</text:span></text:span></text:p>
            <text:p text:style-name="P14"><text:span text:style-name="預設段落字型"><text:span text:style-name="T1">(二)依本法第四十四條第一項之規定修正甄審委員會為甄審會。</text:span></text:span></text:p>
            <text:p text:style-name="P14"><text:span text:style-name="預設段落字型"><text:span text:style-name="T1">(三)配合</text:span></text:span><text:span text:style-name="預設段落字型"><text:span text:style-name="T2">本法第四十六條</text:span></text:span><text:span text:style-name="預設段落字型"><text:span text:style-name="T1">第三項，修正第一項有關民間自行備具私有土地、設施案件初審通過後之辦理依據，並</text:span></text:span><text:span text:style-name="預設段落字型"><text:span text:style-name="T5">修正文字</text:span></text:span></text:p>
            <text:p text:style-name="P6">二、第二項未修正。</text:p>
          </table:table-cell>
        </table:table-row>
        <table:table-row>
          <table:table-cell table:style-name="表格1.A1" office:value-type="string">
            <text:p text:style-name="P11"><text:span text:style-name="預設段落字型"><text:span text:style-name="T1">第九條 <text:s/>民間自行備具私有土地</text:span></text:span><text:span text:style-name="預設段落字型"><text:span text:style-name="T4">、設施</text:span></text:span><text:span text:style-name="預設段落字型"><text:span text:style-name="T1">案件，其經主辦機關核定投資計畫書後，申請人應自接獲主辦機關通知次日起，按核定時間籌辦，並與主辦機關簽訂投資契約，依法興建、營運。</text:span></text:span></text:p>
            <text:p text:style-name="P7">前項期限，申請人得於屆滿前以書面向主辦機關申請展延；展延期間以一年為限。逾期無法簽訂投資契約者，主辦機關應廢止該申請案件之核定。</text:p>
          </table:table-cell>
          <table:table-cell table:style-name="表格1.A1" office:value-type="string">
            <text:p text:style-name="P4">第九條 <text:s/>民間自行備具私有土地案件，其經主辦機關核定投資計畫書後，申請人應自接獲主辦機關通知次日起，按核定時間籌辦，並與主辦機關簽訂投資契約，依法興建、營運。</text:p>
            <text:p text:style-name="P7">前項期限，申請人得於屆滿前以書面向主辦機關申請展延；展延期間以一年為限。逾期無法簽訂投資契約者，主辦機關應廢止該申請案件之核定。</text:p>
          </table:table-cell>
          <table:table-cell table:style-name="表格1.A1" office:value-type="string">
            <text:p text:style-name="P6">一、第一項修正理由同第二條說明一。</text:p>
            <text:p text:style-name="P10">二、第二項未修正。</text:p>
          </table:table-cell>
        </table:table-row>
        <table:table-row>
          <table:table-cell table:style-name="表格1.A1" office:value-type="string">
            <text:p text:style-name="P4">第十條 <text:s/>主辦機關提供土地、設施案件，經初審通過後，主辦機關應於一定期間內，依初審核定之可行性評估報告擬訂公開徵求內容。</text:p>
            <text:p text:style-name="P7">前項公開徵求內容，應依個案性質載明下列事項：</text:p>
            <text:p text:style-name="P5">一、案名。</text:p>
            <text:p text:style-name="P5">二、公共建設目的。</text:p>
            <text:p text:style-name="P12"><text:span text:style-name="預設段落字型"><text:span text:style-name="T1">三、可行性評估報告</text:span></text:span><text:span text:style-name="預設段落字型"><text:span text:style-name="T4">摘要</text:span></text:span><text:span text:style-name="預設段落字型"><text:span text:style-name="T1">及初審結果摘要：包括公聽會出席人員之建議或反對意見；其有不採納者，並敘明理由。</text:span></text:span></text:p>
            <text:p text:style-name="P5">四、允許使用土地之基本<text:soft-page-break/>資料：包括主辦機關提供土地、設施範圍。</text:p>
            <text:p text:style-name="P5">五、允許申請參與之公共建設類別及民間參與方式。</text:p>
            <text:p text:style-name="P5">六、公共建設計畫許可年限及應達到之功能、效益。</text:p>
            <text:p text:style-name="P5">七、容許民間投資附屬事業者，其範圍及其所需土地使用期限。</text:p>
            <text:p text:style-name="P5">八、申請人之資格條件。</text:p>
            <text:p text:style-name="P5">九、申請案件之甄審項目及甄審標準。</text:p>
            <text:p text:style-name="P5">十、初審通過者，其優惠條件。</text:p>
            <text:p text:style-name="P12"><text:span text:style-name="預設段落字型"><text:span text:style-name="T1">十一、公告日、申請文件遞送截止日、申請程序、</text:span></text:span><text:span text:style-name="預設段落字型"><text:span text:style-name="T4">申請釋疑方式與期限及申請</text:span></text:span><text:span text:style-name="預設段落字型"><text:span text:style-name="T1">保證金</text:span></text:span><text:span text:style-name="預設段落字型"><text:span text:style-name="T4">之收取與返還</text:span></text:span><text:span text:style-name="預設段落字型"><text:span text:style-name="T1">。</text:span></text:span></text:p>
            <text:p text:style-name="P12"><text:span text:style-name="預設段落字型"><text:span text:style-name="T1">十二、</text:span></text:span><text:span text:style-name="預設段落字型"><text:span text:style-name="T4">招商文件</text:span></text:span><text:span text:style-name="預設段落字型"><text:span text:style-name="T1">領取地點、方式、售價及購買該須知之付款方式。</text:span></text:span></text:p>
            <text:p text:style-name="P5">十三、是否適用條約或協定。</text:p>
            <text:p text:style-name="P5">十四、主辦機關依本法第五條第二項或第三項規定授權或委託事項。</text:p>
            <text:p text:style-name="P7">前項第十款初審通過者優惠條件，得由初審通過者提出，由主辦機關送甄審會審定。</text:p>
            <text:p text:style-name="P7">第一項公開徵求內容涉及重大權益事宜者，如得變更，應敘明之，並附記其變更程序。</text:p>
          </table:table-cell>
          <table:table-cell table:style-name="表格1.A1" office:value-type="string">
            <text:p text:style-name="P4">第十條 <text:s/>主辦機關提供土地、設施案件，經初審通過後，主辦機關應於一定期間內，依初審核定之可行性評估報告擬訂公開徵求內容。</text:p>
            <text:p text:style-name="P7">前項公開徵求內容，應依個案性質載明下列事項：</text:p>
            <text:p text:style-name="P5">一、案名。</text:p>
            <text:p text:style-name="P5">二、公共建設目的。</text:p>
            <text:p text:style-name="P5">三、可行性評估報告及初審結果摘要：包括公聽會出席人員之建議或反對意見；其有不採納者，並敘明理由。</text:p>
            <text:p text:style-name="P5">四、允許使用土地之基本<text:soft-page-break/>資料：包括主辦機關提供土地、設施範圍。</text:p>
            <text:p text:style-name="P5">五、允許申請參與之公共建設類別及民間參與方式。</text:p>
            <text:p text:style-name="P5">六、公共建設計畫許可年限及應達到之功能、效益。</text:p>
            <text:p text:style-name="P5">七、容許民間投資附屬事業者，其範圍及其所需土地使用期限。</text:p>
            <text:p text:style-name="P5">八、申請人之資格條件。</text:p>
            <text:p text:style-name="P5">九、申請案件之甄審項目及甄審標準。</text:p>
            <text:p text:style-name="P12"><text:span text:style-name="預設段落字型"><text:span text:style-name="T1">十、</text:span></text:span><text:span text:style-name="預設段落字型"><text:span text:style-name="T4">提出規劃構想書及</text:span></text:span><text:span text:style-name="預設段落字型"><text:span text:style-name="T1">初審通過者，其優惠條件。</text:span></text:span></text:p>
            <text:p text:style-name="P12"><text:span text:style-name="預設段落字型"><text:span text:style-name="T1">十一、公告日、申請文件遞送截止日、申請程序</text:span></text:span><text:span text:style-name="預設段落字型"><text:span text:style-name="T4">及</text:span></text:span><text:span text:style-name="預設段落字型"><text:span text:style-name="T1">保證金。</text:span></text:span></text:p>
            <text:p text:style-name="P5">十二、申請須知領取地點、方式、售價及購買該須知之付款方式。</text:p>
            <text:p text:style-name="P5">十三、是否適用條約或協定。</text:p>
            <text:p text:style-name="P5">十四、主辦機關依本法第五條第二項或第三項規定授權或委託事項。</text:p>
            <text:p text:style-name="P7">前項第十款初審通過者優惠條件，得由初審通過者提出，由主辦機關送甄審會審定。</text:p>
            <text:p text:style-name="P7">第一項公開徵求內容涉及重大權益事宜者，如得變更，應敘明之，並附記其變更程序。</text:p>
          </table:table-cell>
          <table:table-cell table:style-name="表格1.A1" office:value-type="string">
            <text:p text:style-name="P6">一、第一項未修正。</text:p>
            <text:p text:style-name="P15"><text:span text:style-name="預設段落字型"><text:span text:style-name="T1">二、第二項修正說明如下：</text:span></text:span></text:p>
            <text:p text:style-name="P14"><text:span text:style-name="預設段落字型"><text:span text:style-name="T1">(一)</text:span></text:span><text:span text:style-name="預設段落字型"><text:span text:style-name="T5">第三款配合實務運作，可行性評估報告係由主辦機關與初審通過者就報告摘要內容達成共識後予以公開揭露，爰修正第三款規定。</text:span></text:span></text:p>
            <text:p text:style-name="P14"><text:span text:style-name="預設段落字型"><text:span text:style-name="T1">(二)</text:span></text:span><text:span text:style-name="預設段落字型"><text:span text:style-name="T5">依本法第四十六條第三項第二款僅規定得給予</text:span></text:span><text:span text:style-name="預設段落字型"><text:span text:style-name="T1">初審通過者</text:span></text:span><text:span text:style-name="預設段落字型"><text:span text:style-name="T5">優惠條件，爰刪除第十款有關提出規劃構想書者優惠條件之規定。</text:span></text:span></text:p>
            <text:p text:style-name="P14"><text:span text:style-name="預設段落字型"><text:span text:style-name="T1">(三)</text:span></text:span><text:span text:style-name="預設段落字型"><text:span text:style-name="T5"><text:tab/>依本法施行細則第</text:span></text:span><text:soft-page-break/><text:span text:style-name="預設段落字型"><text:span text:style-name="T5">六十二條第二項第四款規定，修正第十一款應包含申請釋疑之方式與期限及申請保證金之收取與返還。</text:span></text:span></text:p>
            <text:p text:style-name="P14"><text:span text:style-name="預設段落字型"><text:span text:style-name="T1">(</text:span></text:span><text:span text:style-name="預設段落字型"><text:span text:style-name="T5">四</text:span></text:span><text:span text:style-name="預設段落字型"><text:span text:style-name="T1">)</text:span></text:span><text:span text:style-name="預設段落字型"><text:span text:style-name="T5"><text:tab/>第</text:span></text:span><text:span text:style-name="預設段落字型"><text:span text:style-name="T1">十二</text:span></text:span><text:span text:style-name="預設段落字型"><text:span text:style-name="T5">款</text:span></text:span><text:span text:style-name="預設段落字型"><text:span text:style-name="T1">配合實務運作，修正申請須知為招商文件。</text:span></text:span></text:p>
            <text:p text:style-name="P14"><text:span text:style-name="預設段落字型"><text:span text:style-name="T1">(</text:span></text:span><text:span text:style-name="預設段落字型"><text:span text:style-name="T5">五</text:span></text:span><text:span text:style-name="預設段落字型"><text:span text:style-name="T1">)</text:span></text:span><text:span text:style-name="預設段落字型"><text:span text:style-name="T5"><text:tab/>其餘款次未修正。</text:span></text:span></text:p>
            <text:p text:style-name="P6">三、第三項及第四項未修正。</text:p>
          </table:table-cell>
        </table:table-row>
        <table:table-row>
          <table:table-cell table:style-name="表格1.A1" office:value-type="string">
            <text:p text:style-name="P11"><text:span text:style-name="預設段落字型"><text:span text:style-name="T1">第十一條 <text:s/>前條第二項第十二款</text:span></text:span><text:span text:style-name="預設段落字型"><text:span text:style-name="T4">招商文件</text:span></text:span><text:span text:style-name="預設段落字型"><text:span text:style-name="T1">，除包括同條項公開徵求內容外，並包括下列事項：</text:span></text:span></text:p>
            <text:p text:style-name="P16">一、申請須知。</text:p>
            <text:p text:style-name="P16">二、投資契約草案。</text:p>
            <text:p text:style-name="P16">三、附錄。</text:p>
            <text:p text:style-name="P13"><text:soft-page-break/><text:span text:style-name="預設段落字型"><text:span text:style-name="T4">前項第一款申請須知，應包括下列事項：</text:span></text:span></text:p>
            <text:p text:style-name="P12"><text:span text:style-name="預設段落字型"><text:span text:style-name="T1">一、</text:span></text:span><text:span text:style-name="預設段落字型"><text:span text:style-name="T4">投資計畫書之</text:span></text:span><text:span text:style-name="預設段落字型"><text:span text:style-name="T1">主要內容及格式。</text:span></text:span></text:p>
            <text:p text:style-name="P5">二、申請案件之評定方式及評審時程。</text:p>
            <text:p text:style-name="P5">三、主辦機關承諾及配合事項。</text:p>
            <text:p text:style-name="P5">四、議約及簽約期限。</text:p>
          </table:table-cell>
          <table:table-cell table:style-name="表格1.A1" office:value-type="string">
            <text:p text:style-name="P4">第十一條 <text:s/>前條第二項第十二款申請須知，除包括同條項公開徵求內容外，並包括下列事項：</text:p>
            <text:p text:style-name="P12"><text:span text:style-name="預設段落字型"><text:span text:style-name="T1">一、</text:span></text:span><text:span text:style-name="預設段落字型"><text:span text:style-name="T4">申請人備具申請文件之</text:span></text:span><text:span text:style-name="預設段落字型"><text:span text:style-name="T1">主要內容及格式。</text:span></text:span></text:p>
            <text:p text:style-name="P5">二、申請案件之評定方式<text:soft-page-break/>及評審時程。</text:p>
            <text:p text:style-name="P5">三、主辦機關承諾及配合事項。</text:p>
            <text:p text:style-name="P5">四、議約及簽約期限。</text:p>
            <text:p text:style-name="P16">五、投資契約草案。</text:p>
            <text:p text:style-name="P16">六、其他必要資料。</text:p>
            <text:p text:style-name="P9"/>
          </table:table-cell>
          <table:table-cell table:style-name="表格1.A1" office:value-type="string">
            <text:p text:style-name="P15"><text:span text:style-name="預設段落字型"><text:span text:style-name="T1">一、</text:span></text:span><text:span text:style-name="預設段落字型"><text:span text:style-name="T2">第一項由現行條文序文移列，並</text:span></text:span><text:span text:style-name="預設段落字型"><text:span text:style-name="T1">配合第十條第二項第十二款修正文字為招商文件及於第一款至第三款</text:span></text:span><text:span text:style-name="預設段落字型"><text:span text:style-name="T3">增訂招商文件應包含項目。</text:span></text:span></text:p>
            <text:p text:style-name="P15"><text:span text:style-name="預設段落字型"><text:span text:style-name="T1">二、</text:span></text:span><text:span text:style-name="預設段落字型"><text:span text:style-name="T2">現行條文</text:span></text:span><text:span text:style-name="預設段落字型"><text:span text:style-name="T1">第一項所定</text:span></text:span><text:span text:style-name="預設段落字型"><text:span text:style-name="T2">申</text:span></text:span><text:soft-page-break/><text:span text:style-name="預設段落字型"><text:span text:style-name="T2">請須知應包含事項移列至第二項，各款次修正說明如下：</text:span></text:span></text:p>
            <text:p text:style-name="P14"><text:span text:style-name="預設段落字型"><text:span text:style-name="T1">(一)</text:span></text:span><text:span text:style-name="預設段落字型"><text:span text:style-name="T2">第一款由現行條文第一款移列，並修正文字。</text:span></text:span></text:p>
            <text:p text:style-name="P14"><text:span text:style-name="預設段落字型"><text:span text:style-name="T1">(二)</text:span></text:span><text:span text:style-name="預設段落字型"><text:span text:style-name="T2">第二款至第四款由現行條文第二款至第四款移列，內容未修正。</text:span></text:span></text:p>
            <text:p text:style-name="P14"><text:span text:style-name="預設段落字型"><text:span text:style-name="T1">(三)</text:span></text:span><text:span text:style-name="預設段落字型"><text:span text:style-name="T5"><text:tab/></text:span></text:span><text:span text:style-name="預設段落字型"><text:span text:style-name="T2">現行條文第五款已訂明於第一項，爰予刪除。</text:span></text:span></text:p>
            <text:p text:style-name="P14"><text:span text:style-name="預設段落字型"><text:span text:style-name="T1">(</text:span></text:span><text:span text:style-name="預設段落字型"><text:span text:style-name="T5">四</text:span></text:span><text:span text:style-name="預設段落字型"><text:span text:style-name="T1">)</text:span></text:span><text:span text:style-name="預設段落字型"><text:span text:style-name="T5"><text:tab/></text:span></text:span><text:span text:style-name="預設段落字型"><text:span text:style-name="T2">主辦機關訂定申請須知係為提供申請人參與依本法辦理之案件須注意之基本事項，均已明定於第一款至第四款，且其他必要資料之定義未臻明確，為避免適用疑義，爰刪除現行條文第六款規定。</text:span></text:span></text:p>
          </table:table-cell>
        </table:table-row>
        <table:table-row>
          <table:table-cell table:style-name="表格1.A1" office:value-type="string">
            <text:p text:style-name="P4">第十二條 <text:s/>主辦機關提供土地、設施案件，主辦機關應公開徵求申請人及通知初審通過者依公開徵求內容，於一定期限內，依第七條第二項擬具投資計畫書提出申請。</text:p>
          </table:table-cell>
          <table:table-cell table:style-name="表格1.A1" office:value-type="string">
            <text:p text:style-name="P4">第十二條 <text:s/>主辦機關提供土地、設施案件，主辦機關應公開徵求申請人及通知初審通過者依公開徵求內容，於一定期限內，依第七條第二項擬具投資計畫書提出申請。</text:p>
          </table:table-cell>
          <table:table-cell table:style-name="表格1.A1" office:value-type="string">
            <text:p text:style-name="P6">本條未修正。</text:p>
          </table:table-cell>
        </table:table-row>
        <table:table-row>
          <table:table-cell table:style-name="表格1.A1" office:value-type="string">
            <text:p text:style-name="P4">第十三條 <text:s/>主辦機關提供土地、設施案件，主辦機關應於初審通過後，成立甄審會，辦理下列事項：</text:p>
            <text:p text:style-name="P12"><text:span text:style-name="預設段落字型"><text:span text:style-name="T1">一、審定第十條第二項第九款之甄審項目、甄審標準及第十一條</text:span></text:span><text:span text:style-name="預設段落字型"><text:span text:style-name="T4">第二項</text:span></text:span><text:span text:style-name="預設段落字型"><text:span text:style-name="T1">第二款之評定方式。</text:span></text:span></text:p>
            <text:p text:style-name="P5">二、審定第十條第二項第十款優惠條件。</text:p>
            <text:p text:style-name="P5">三、就申請人之投資計畫書，擇優評審之。</text:p>
          </table:table-cell>
          <table:table-cell table:style-name="表格1.A1" office:value-type="string">
            <text:p text:style-name="P4">第十三條 <text:s/>主辦機關提供土地、設施案件，主辦機關應於初審通過後，成立甄審會，辦理下列事項：</text:p>
            <text:p text:style-name="P5">一、審定第十條第二項第九款之甄審項目、甄審標準及第十一條第二款之評定方式。</text:p>
            <text:p text:style-name="P5">二、審定第十條第二項第十款優惠條件。</text:p>
            <text:p text:style-name="P5">三、就申請人之投資計畫書，擇優評審之。</text:p>
          </table:table-cell>
          <table:table-cell table:style-name="表格1.A1" office:value-type="string">
            <text:p text:style-name="P6">一、配合第十一條項次變更修正第一款引述項次。</text:p>
            <text:p text:style-name="P6">二、序文及其餘款次未修正。</text:p>
          </table:table-cell>
        </table:table-row>
        <table:table-row>
          <table:table-cell table:style-name="表格1.A1" office:value-type="string">
            <text:p text:style-name="P11"><text:span text:style-name="預設段落字型"><text:span text:style-name="T1">第十四條 <text:s/>民間自行規劃參與公共建設案件，申請人提出之規劃構想書及可行</text:span></text:span><text:soft-page-break/><text:span text:style-name="預設段落字型"><text:span text:style-name="T1">性評估報告內容，經主辦機關</text:span></text:span><text:span text:style-name="預設段落字型"><text:span text:style-name="T4">審查</text:span></text:span><text:span text:style-name="預設段落字型"><text:span text:style-name="T1">不符程式，或有</text:span></text:span><text:span text:style-name="預設段落字型"><text:span text:style-name="T4">修正必要</text:span></text:span><text:span text:style-name="預設段落字型"><text:span text:style-name="T1">，主辦機關得通知申請人補正或提出說明，申請人未依通知期限辦理者，視為放棄補正或說明。</text:span></text:span></text:p>
            <text:p text:style-name="P13"><text:span text:style-name="預設段落字型"><text:span text:style-name="T4">前項申請人未依通知期限辦理可行性評估報告內容補正或說明者，主辦機關得為初審不通過之決定。</text:span></text:span></text:p>
          </table:table-cell>
          <table:table-cell table:style-name="表格1.A1" office:value-type="string">
            <text:p text:style-name="P11"><text:span text:style-name="預設段落字型"><text:span text:style-name="T1">第十四條 <text:s/>民間自行規劃參與公共建設案件，申請人提出之規劃構想書及可行</text:span></text:span><text:soft-page-break/><text:span text:style-name="預設段落字型"><text:span text:style-name="T1">性評估報告內容，經主辦機關</text:span></text:span><text:span text:style-name="預設段落字型"><text:span text:style-name="T4">發現有缺漏、</text:span></text:span><text:span text:style-name="預設段落字型"><text:span text:style-name="T1">不符程式或有</text:span></text:span><text:span text:style-name="預設段落字型"><text:span text:style-name="T4">疑義</text:span></text:span><text:span text:style-name="預設段落字型"><text:span text:style-name="T1">，主辦機關得通知申請人</text:span></text:span><text:span text:style-name="預設段落字型"><text:span text:style-name="T4">補件、</text:span></text:span><text:span text:style-name="預設段落字型"><text:span text:style-name="T1">補正或提出說明，申請人未依通知期限辦理者，視為放棄</text:span></text:span><text:span text:style-name="預設段落字型"><text:span text:style-name="T4">補件、</text:span></text:span><text:span text:style-name="預設段落字型"><text:span text:style-name="T1">補正或說明。</text:span></text:span></text:p>
          </table:table-cell>
          <table:table-cell table:style-name="表格1.A1" office:value-type="string">
            <text:p text:style-name="P6">一、第一項修正文字。</text:p>
            <text:p text:style-name="P6">二、增訂第二項申請人未依通知期限辦理可行性評<text:soft-page-break/>估報告內容補正或說明時，主辦機關之處理方式。</text:p>
          </table:table-cell>
        </table:table-row>
        <table:table-row>
          <table:table-cell table:style-name="表格1.A1" office:value-type="string">
            <text:p text:style-name="P4">第十五條 <text:s/>民間自行規劃申請參與公共建設案件，其經政策需求評估不符合、初審不通過及審核或評審結果，主辦機關應簽報首長或其授權人員核定，並於核定次日起十四日內公開於主管機關資訊網路，及以書面通知申請人。</text:p>
            <text:p text:style-name="P7">政策公告或公開徵求後無申請人、資格審查後無合格申請人、無法完成議約或簽約，或完成簽約者，應公開於主管機關資訊網路。</text:p>
          </table:table-cell>
          <table:table-cell table:style-name="表格1.A1" office:value-type="string">
            <text:p text:style-name="P11"><text:span text:style-name="預設段落字型"><text:span text:style-name="T1">第十五條 <text:s/>民間自行規劃申請參與公共建設案件，其經政策需求評估不符合、初審不通過及審核或評審結果，主辦機關應簽報首長或其授權人員核定，並於核定次日起十四日內公開於主管機關資訊網路</text:span></text:span><text:span text:style-name="預設段落字型"><text:span text:style-name="T4">，刊登政府採購公報</text:span></text:span><text:span text:style-name="預設段落字型"><text:span text:style-name="T1">，及以書面通知申請人。</text:span></text:span></text:p>
            <text:p text:style-name="P7">政策公告或公開徵求後無申請人、資格審查後無合格申請人、無法完成議約或簽約，或完成簽約者，應公開於主管機關資訊網路。</text:p>
          </table:table-cell>
          <table:table-cell table:style-name="表格1.A1" office:value-type="string">
            <text:p text:style-name="P15"><text:span text:style-name="預設段落字型"><text:span text:style-name="T1">一、為蒐集、公告及統計依本法辦理之案件相關資訊，主管機關已建置促進民間參與公共建設資訊網供主辦機關辦理</text:span></text:span><text:span text:style-name="預設段落字型"><text:span text:style-name="T7">前開案件資訊之</text:span></text:span><text:span text:style-name="預設段落字型"><text:span text:style-name="T1">公開揭露，</text:span></text:span><text:span text:style-name="預設段落字型"><text:span text:style-name="T8">無另行</text:span></text:span><text:span text:style-name="預設段落字型"><text:span text:style-name="T1">刊登政府採購公報之需要，爰修正第一項。</text:span></text:span></text:p>
            <text:p text:style-name="P15"><text:span text:style-name="預設段落字型"><text:span text:style-name="T1">二、第二項未修正。</text:span></text:span></text:p>
          </table:table-cell>
        </table:table-row>
        <table:table-row>
          <table:table-cell table:style-name="表格1.A1" office:value-type="string">
            <text:p text:style-name="P11"><text:span text:style-name="預設段落字型"><text:span text:style-name="T1">第十六條 <text:s/>主辦機關審核民間自行規劃申請參與公共建設案件，應於一年</text:span></text:span><text:span text:style-name="預設段落字型"><text:span text:style-name="T4">六個月</text:span></text:span><text:span text:style-name="預設段落字型"><text:span text:style-name="T1">內核定。必要時得延長六個月，並以一次為限。</text:span></text:span></text:p>
            <text:p text:style-name="P7">前項審核期間之計算，自主辦機關辦理政策公告之次日起至審核或評審結果以書面通知申請人止。但民間於主辦機關政策公告前提出規劃構想書者，自規劃構想書送達主辦機關之次日起算。</text:p>
            <text:p text:style-name="P7">前項期間，不包含限期申請人補正、提出說明、徵求民間提出可行性評估報告及投資計畫書之期間。</text:p>
          </table:table-cell>
          <table:table-cell table:style-name="表格1.A1" office:value-type="string">
            <text:p text:style-name="P4">第十六條 <text:s/>主辦機關審核民間自行規劃申請參與公共建設案件，應於一年內核定。必要時得延長六個月，並以一次為限。</text:p>
            <text:p text:style-name="P7">前項審核期間之計算，自主辦機關辦理政策公告之次日起至審核或評審結果以書面通知申請人止。但民間於主辦機關政策公告前提出規劃構想書者，自規劃構想書送達主辦機關之次日起算。</text:p>
            <text:p text:style-name="P13"><text:span text:style-name="預設段落字型"><text:span text:style-name="T1">前項期間，不包含限期申請人</text:span></text:span><text:span text:style-name="預設段落字型"><text:span text:style-name="T4">補件、</text:span></text:span><text:span text:style-name="預設段落字型"><text:span text:style-name="T1">補正、提出說明、徵求民間提出可行性評估報告及投資計畫書之期間。</text:span></text:span></text:p>
          </table:table-cell>
          <table:table-cell table:style-name="表格1.A1" office:value-type="string">
            <text:p text:style-name="P6">一、考量主辦機關於初審程序中審核申請人提出可行性評估報告須時，爰配合實務需要修正第一項有關主辦機關核定之期限。</text:p>
            <text:p text:style-name="P6">二、第二項未修正。</text:p>
            <text:p text:style-name="P6">三、第三項配合第十四條第一項修正內容，修正文字。</text:p>
          </table:table-cell>
        </table:table-row>
        <table:table-row>
          <table:table-cell table:style-name="表格1.A1" office:value-type="string">
            <text:p text:style-name="P4">第十七條 <text:s/>民間自行規劃參<text:soft-page-break/>與公共建設案件之申請人，誤向主辦機關所屬機關（構）提出申請者，該機關（構）應於收受之次日起七日內，移送主辦機關或依本法第五條第二項規定報經主辦機關授權執行，並通知申請人。</text:p>
          </table:table-cell>
          <table:table-cell table:style-name="表格1.A1" office:value-type="string">
            <text:p text:style-name="P4">第十七條 <text:s/>民間自行規劃參<text:soft-page-break/>與公共建設案件之申請人，誤向主辦機關所屬機關（構）提出申請者，該機關（構）應於收受之次日起七日內，移送主辦機關或依本法第五條第二項規定報經主辦機關授權執行，並通知申請人。</text:p>
          </table:table-cell>
          <table:table-cell table:style-name="表格1.A1" office:value-type="string">
            <text:p text:style-name="P6">本條未修正。</text:p>
          </table:table-cell>
        </table:table-row>
        <table:table-row>
          <table:table-cell table:style-name="表格1.A1" office:value-type="string">
            <text:p text:style-name="P4">第十八條 <text:s/>本辦法施行日期，由財政部定之。</text:p>
            <text:p text:style-name="P13"><text:span text:style-name="預設段落字型"><text:span text:style-name="T6">本辦法修正條文，自發布日施行。</text:span></text:span></text:p>
          </table:table-cell>
          <table:table-cell table:style-name="表格1.A1" office:value-type="string">
            <text:p text:style-name="P4">第十八條 <text:s/>本辦法施行日期，由財政部定之。</text:p>
          </table:table-cell>
          <table:table-cell table:style-name="表格1.A1" office:value-type="string">
            <text:p text:style-name="P15"><text:span text:style-name="預設段落字型"><text:span text:style-name="T1">一、</text:span></text:span><text:span text:style-name="預設段落字型"><text:span text:style-name="T5">第一項未修正。</text:span></text:span></text:p>
            <text:p text:style-name="P15"><text:span text:style-name="預設段落字型"><text:span text:style-name="T1">二、</text:span></text:span><text:span text:style-name="預設段落字型"><text:span text:style-name="T5">第二項配合實務運作，檢討修正本辦法條文，並自發布日施行。</text:span></text:span></text:p>
          </table:table-cell>
        </table:table-row>
      </table:table>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sto MT" svg:font-family="'Calisto MT'"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Times New Roman" svg:font-family="'Times New Roman'" style:font-family-generic="roman" style:font-pitch="variable"/>
    <style:font-face style:name="全真楷書" svg:font-family="全真楷書" style:font-family-generic="modern" style:font-pitch="fixed"/>
    <style:font-face style:name="新細明體" svg:font-family="新細明體" style:font-family-generic="roman" style:font-pitch="variable"/>
    <style:font-face style:name="標楷體" svg:font-family="標楷體" style:font-family-generic="script" style:font-pitch="fixed"/>
    <style:font-face style:name="細明體" svg:font-family="細明體" style:font-family-generic="modern" style:font-pitch="fixed"/>
    <style:font-face style:name="華康楷書體W5" svg:font-family="華康楷書體W5" style:font-family-generic="modern" style:font-pitch="fixed"/>
    <style:font-face style:name="雅真中楷" svg:font-family="雅真中楷" style:font-family-generic="modern" style:font-pitch="fixed"/>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新細明體"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新細明體" style:font-size-asian="10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class="text">
      <style:paragraph-properties fo:orphans="0" fo:widows="0" fo:hyphenation-ladder-count="no-limit"/>
      <style:text-properties fo:font-size="12pt" style:letter-kerning="true" style:font-size-asian="12pt" style:font-size-complex="12pt" fo:hyphenate="false" loext:hyphenation-no-caps="false" loext:hyphenation-no-last-word="false" loext:hyphenation-word-char-count="no-limit" loext:hyphenation-zone="no-limit"/>
    </style:style>
    <style:style style:name="本文縮排" style:family="paragraph" style:parent-style-name="Text_20_body">
      <style:paragraph-properties fo:margin-left="0.631cm" fo:margin-right="0cm" fo:line-height="0.706cm" fo:orphans="2" fo:widows="2" fo:hyphenation-ladder-count="no-limit" fo:text-indent="-0.631cm" style:auto-text-indent="false">
        <style:tab-stops/>
      </style:paragraph-properties>
      <style:text-properties style:font-name="標楷體" fo:font-family="標楷體" style:font-family-generic="script" style:font-pitch="fixed" fo:font-size="14pt" style:font-name-asian="標楷體" style:font-family-asian="標楷體" style:font-family-generic-asian="script" style:font-pitch-asian="fixed" style:font-size-asian="14pt" style:font-size-complex="16pt" fo:hyphenate="false" loext:hyphenation-no-caps="false" loext:hyphenation-no-last-word="false" loext:hyphenation-word-char-count="no-limit" loext:hyphenation-zone="no-limit"/>
    </style:style>
    <style:style style:name="區塊文字" style:family="paragraph" style:parent-style-name="Text_20_body">
      <style:paragraph-properties fo:margin-left="1.048cm" fo:margin-right="0.101cm" fo:line-height="0.706cm" fo:hyphenation-ladder-count="no-limit" fo:text-indent="-1.048cm" style:auto-text-indent="false" style:text-autospace="none" style:snap-to-layout-grid="false">
        <style:tab-stops/>
      </style:paragraph-properties>
      <style:text-properties style:font-name="標楷體" fo:font-family="標楷體" style:font-family-generic="script" style:font-pitch="fixed" fo:font-size="14pt" style:font-name-asian="標楷體" style:font-family-asian="標楷體" style:font-family-generic-asian="script" style:font-pitch-asian="fixed" style:font-size-asian="14pt" fo:hyphenate="false" loext:hyphenation-no-caps="false" loext:hyphenation-no-last-word="false" loext:hyphenation-word-char-count="no-limit" loext:hyphenation-zone="no-limit"/>
    </style:style>
    <style:style style:name="本文" style:family="paragraph" style:parent-style-name="Text_20_body">
      <style:paragraph-properties fo:line-height="0.706cm" fo:hyphenation-ladder-count="no-limit"/>
      <style:text-properties style:font-name="標楷體" fo:font-family="標楷體" style:font-family-generic="script" style:font-pitch="fixed" fo:font-size="14pt" style:font-name-asian="標楷體" style:font-family-asian="標楷體" style:font-family-generic-asian="script" style:font-pitch-asian="fixed" style:font-size-asian="14pt" fo:hyphenate="false" loext:hyphenation-no-caps="false" loext:hyphenation-no-last-word="false" loext:hyphenation-word-char-count="no-limit" loext:hyphenation-zone="no-limit"/>
    </style:style>
    <style:style style:name="本文縮排_20_2" style:display-name="本文縮排 2" style:family="paragraph" style:parent-style-name="Text_20_body">
      <style:paragraph-properties fo:margin-left="0.002cm" fo:margin-right="0cm" fo:line-height="0.776cm" fo:text-align="justify" style:justify-single-word="false" fo:hyphenation-ladder-count="no-limit" fo:text-indent="0cm" style:auto-text-indent="false">
        <style:tab-stops/>
      </style:paragraph-properties>
      <style:text-properties style:font-name="標楷體" fo:font-family="標楷體" style:font-family-generic="script" style:font-pitch="fixed" fo:font-size="14pt" style:text-underline-style="solid" style:text-underline-width="auto" style:text-underline-color="font-color" style:text-underline-mode="continuous" style:text-overline-mode="continuous" style:text-line-through-mode="continuous" style:font-name-asian="標楷體" style:font-family-asian="標楷體" style:font-family-generic-asian="script" style:font-pitch-asian="fixed" style:font-size-asian="14pt" fo:hyphenate="false" loext:hyphenation-no-caps="false" loext:hyphenation-no-last-word="false" loext:hyphenation-word-char-count="no-limit" loext:hyphenation-zone="no-limit"/>
    </style:style>
    <style:style style:name="本文縮排_20_3" style:display-name="本文縮排 3" style:family="paragraph" style:parent-style-name="Text_20_body">
      <style:paragraph-properties fo:margin-left="0.002cm" fo:margin-right="0cm" fo:line-height="0.706cm" fo:text-align="justify" style:justify-single-word="false" fo:hyphenation-ladder-count="no-limit" fo:text-indent="0.949cm" style:auto-text-indent="false">
        <style:tab-stops/>
      </style:paragraph-properties>
      <style:text-properties style:font-name="標楷體" fo:font-family="標楷體" style:font-family-generic="script" style:font-pitch="fixed" fo:font-size="14pt" style:font-name-asian="標楷體" style:font-family-asian="標楷體" style:font-family-generic-asian="script" style:font-pitch-asian="fixed" style:font-size-asian="14pt" fo:hyphenate="false" loext:hyphenation-no-caps="false" loext:hyphenation-no-last-word="false" loext:hyphenation-word-char-count="no-limit" loext:hyphenation-zone="no-limit"/>
    </style:style>
    <style:style style:name="本文_20_3" style:display-name="本文 3" style:family="paragraph" style:parent-style-name="Text_20_body">
      <style:paragraph-properties fo:line-height="0.811cm" fo:hyphenation-ladder-count="no-limit"/>
      <style:text-properties style:font-name="標楷體" fo:font-family="標楷體" style:font-family-generic="script" style:font-pitch="fixed" fo:font-size="16pt" style:font-name-asian="標楷體" style:font-family-asian="標楷體" style:font-family-generic-asian="script" style:font-pitch-asian="fixed" style:font-size-asian="16pt" fo:hyphenate="false" loext:hyphenation-no-caps="false" loext:hyphenation-no-last-word="false" loext:hyphenation-word-char-count="no-limit" loext:hyphenation-zone="no-limit"/>
    </style:style>
    <style:style style:name="本文_20_2" style:display-name="本文 2" style:family="paragraph" style:parent-style-name="Text_20_body">
      <style:paragraph-properties fo:text-align="justify" style:justify-single-word="false" fo:hyphenation-ladder-count="no-limit" style:snap-to-layout-grid="false"/>
      <style:text-properties style:font-name="標楷體" fo:font-family="標楷體" style:font-family-generic="script" style:font-pitch="fixed" fo:font-size="14pt" style:font-name-asian="標楷體" style:font-family-asian="標楷體" style:font-family-generic-asian="script" style:font-pitch-asian="fixed" style:font-size-asian="14pt" fo:hyphenate="false" loext:hyphenation-no-caps="false" loext:hyphenation-no-last-word="false" loext:hyphenation-word-char-count="no-limit" loext:hyphenation-zone="no-limit"/>
    </style:style>
    <style:style style:name="樣式5" style:family="paragraph" style:parent-style-name="Text_20_body">
      <style:paragraph-properties fo:margin-left="0.716cm" fo:margin-right="0cm" fo:line-height="0.564cm" fo:text-align="justify" style:justify-single-word="false" fo:hyphenation-ladder-count="no-limit" fo:text-indent="-0.314cm" style:auto-text-indent="false">
        <style:tab-stops/>
      </style:paragraph-properties>
      <style:text-properties style:font-name="標楷體" fo:font-family="標楷體" style:font-family-generic="script" style:font-pitch="fixed" style:font-name-asian="華康楷書體W5" style:font-family-asian="華康楷書體W5" style:font-family-generic-asian="modern" style:font-pitch-asian="fixed" fo:hyphenate="false" loext:hyphenation-no-caps="false" loext:hyphenation-no-last-word="false" loext:hyphenation-word-char-count="no-limit" loext:hyphenation-zone="no-limit"/>
    </style:style>
    <style:style style:name="Plain_20_Text" style:display-name="Plain Text" style:family="paragraph" style:parent-style-name="Text_20_body">
      <style:paragraph-properties fo:hyphenation-ladder-count="no-limit" style:vertical-align="baseline"/>
      <style:text-properties style:font-name="細明體" fo:font-family="細明體" style:font-family-generic="modern" style:font-pitch="fixed" style:font-name-asian="細明體" style:font-family-asian="細明體" style:font-family-generic-asian="modern" style:font-pitch-asian="fixed"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分項段落" style:family="paragraph" style:parent-style-name="Text_20_body" style:list-style-name="LFO1">
      <style:paragraph-properties fo:text-align="justify" style:justify-single-word="false" fo:orphans="2" fo:widows="2" fo:hyphenation-ladder-count="no-limit" style:vertical-align="baseline" style:snap-to-layout-grid="false"/>
      <style:text-properties fo:font-size="18pt" style:letter-kerning="false" style:font-name-asian="標楷體" style:font-family-asian="標楷體" style:font-family-generic-asian="script" style:font-pitch-asian="fixed" style:font-size-asian="18pt" fo:hyphenate="false" loext:hyphenation-no-caps="false" loext:hyphenation-no-last-word="false" loext:hyphenation-word-char-count="no-limit" loext:hyphenation-zone="no-limit"/>
    </style:style>
    <style:style style:name="說明一" style:family="paragraph" style:parent-style-name="Text_20_body">
      <style:paragraph-properties fo:line-height="0.635cm" fo:text-align="justify" style:justify-single-word="false" fo:hyphenation-ladder-count="no-limit" style:vertical-align="baseline"/>
      <style:text-properties fo:font-size="13pt" style:font-name-asian="華康楷書體W5" style:font-family-asian="華康楷書體W5" style:font-family-generic-asian="modern" style:font-pitch-asian="fixed" style:font-size-asian="13pt" style:font-size-complex="10pt" fo:hyphenate="false" loext:hyphenation-no-caps="false" loext:hyphenation-no-last-word="false" loext:hyphenation-word-char-count="no-limit" loext:hyphenation-zone="no-limit"/>
    </style:style>
    <style:style style:name="樣式21" style:family="paragraph" style:parent-style-name="Text_20_body">
      <style:paragraph-properties fo:margin-left="3cm" fo:margin-right="0cm" fo:margin-top="0.212cm" fo:margin-bottom="0cm" style:contextual-spacing="false" style:line-height-at-least="0.635cm" fo:text-align="justify" style:justify-single-word="false" fo:hyphenation-ladder-count="no-limit" fo:text-indent="-3cm" style:auto-text-indent="false" style:vertical-align="baseline">
        <style:tab-stops/>
      </style:paragraph-properties>
      <style:text-properties style:font-name="全真楷書" fo:font-family="全真楷書" style:font-family-generic="modern" style:font-pitch="fixed" fo:font-size="14pt" style:letter-kerning="false" style:font-name-asian="全真楷書" style:font-family-asian="全真楷書" style:font-family-generic-asian="modern" style:font-pitch-asian="fixed" style:font-size-asian="14pt" style:font-size-complex="10pt" fo:hyphenate="false" loext:hyphenation-no-caps="false" loext:hyphenation-no-last-word="false" loext:hyphenation-word-char-count="no-limit" loext:hyphenation-zone="no-limit"/>
    </style:style>
    <style:style style:name="_ff11_" style:display-name="１" style:family="paragraph" style:parent-style-name="Text_20_body">
      <style:paragraph-properties fo:margin-left="0cm" fo:margin-right="0cm" style:line-height-at-least="0.423cm" fo:text-align="justify" style:justify-single-word="false" fo:hyphenation-ladder-count="no-limit" fo:text-indent="0.801cm" style:auto-text-indent="false" style:text-autospace="none" style:vertical-align="middle"/>
      <style:text-properties style:font-name="雅真中楷" fo:font-family="雅真中楷" style:font-family-generic="modern" style:font-pitch="fixed" style:letter-kerning="false" style:font-name-asian="雅真中楷" style:font-family-asian="雅真中楷" style:font-family-generic-asian="modern" style:font-pitch-asian="fixed" style:font-size-complex="10pt" fo:hyphenate="false" loext:hyphenation-no-caps="false" loext:hyphenation-no-last-word="false" loext:hyphenation-word-char-count="no-limit" loext:hyphenation-zone="no-limit"/>
    </style:style>
    <style:style style:name="樣式17" style:family="paragraph" style:parent-style-name="Text_20_body">
      <style:paragraph-properties fo:margin-left="2.501cm" fo:margin-right="0cm" fo:margin-top="0.212cm" fo:margin-bottom="0cm" style:contextual-spacing="false" style:line-height-at-least="0.635cm" fo:text-align="justify" style:justify-single-word="false" fo:hyphenation-ladder-count="no-limit" fo:text-indent="-2.501cm" style:auto-text-indent="false" style:vertical-align="baseline">
        <style:tab-stops/>
      </style:paragraph-properties>
      <style:text-properties style:font-name="全真楷書" fo:font-family="全真楷書" style:font-family-generic="modern" style:font-pitch="fixed" fo:font-size="14pt" style:letter-kerning="false" style:font-name-asian="全真楷書" style:font-family-asian="全真楷書" style:font-family-generic-asian="modern" style:font-pitch-asian="fixed" style:font-size-asian="14pt" style:font-size-complex="10pt" fo:hyphenate="false" loext:hyphenation-no-caps="false" loext:hyphenation-no-last-word="false" loext:hyphenation-word-char-count="no-limit" loext:hyphenation-zone="no-limit"/>
    </style:style>
    <style:style style:name="HTML_20_預設格式" style:display-name="HTML 預設格式" style:family="paragraph" style:parent-style-name="Text_20_body">
      <style:paragraph-properties fo:orphans="2" fo:widows="2"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style:font-family-generic="modern" style:font-pitch="fixed" style:letter-kerning="false" style:font-name-asian="細明體" style:font-family-asian="細明體" style:font-family-generic-asian="modern" style:font-pitch-asian="fixed" style:font-name-complex="細明體" style:font-family-complex="細明體" style:font-family-generic-complex="modern" style:font-pitch-complex="fixed" style:language-complex="hi" style:country-complex="IN" fo:hyphenate="false" loext:hyphenation-no-caps="false" loext:hyphenation-no-last-word="false" loext:hyphenation-word-char-count="no-limit" loext:hyphenation-zone="no-limit"/>
    </style:style>
    <style:style style:name="_31_0000" style:display-name="10000" style:family="paragraph" style:parent-style-name="本文縮排_20_2">
      <style:paragraph-properties fo:margin-left="2.201cm" fo:margin-right="0cm" fo:line-height="0.847cm" fo:hyphenation-ladder-count="no-limit" fo:text-indent="-1.101cm" style:auto-text-indent="false" style:snap-to-layout-grid="false">
        <style:tab-stops/>
      </style:paragraph-properties>
      <style:text-properties style:font-name="Calisto MT" fo:font-family="'Calisto MT'" style:font-family-generic="roman" style:font-pitch="variable" fo:font-size="16pt" style:text-underline-style="none" style:font-size-asian="16pt" style:font-size-complex="10pt" fo:hyphenate="false" loext:hyphenation-no-caps="false" loext:hyphenation-no-last-word="false" loext:hyphenation-word-char-count="no-limit" loext:hyphenation-zone="no-limit"/>
    </style:style>
    <style:style style:name="註解方塊文字" style:family="paragraph" style:parent-style-name="Text_20_body">
      <style:paragraph-properties fo:hyphenation-ladder-count="no-limit"/>
      <style:text-properties style:font-name="Cambria" fo:font-family="Cambria"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清單段落" style:family="paragraph" style:parent-style-name="Text_20_body">
      <style:paragraph-properties fo:margin-left="0.847cm" fo:margin-right="0cm" fo:hyphenation-ladder-count="no-limit" fo:text-indent="0cm" style:auto-text-indent="false">
        <style:tab-stops/>
      </style:paragraph-properties>
      <style:text-properties style:font-name="Calibri" fo:font-family="Calibri" style:font-family-generic="swiss" style:font-pitch="variable" style:font-size-complex="11pt" fo:hyphenate="false" loext:hyphenation-no-caps="false" loext:hyphenation-no-last-word="false" loext:hyphenation-word-char-count="no-limit" loext:hyphenation-zone="no-limit"/>
    </style:style>
    <style:style style:name="純文字" style:family="paragraph" style:parent-style-name="Text_20_body">
      <style:paragraph-properties fo:hyphenation-ladder-count="no-limit"/>
      <style:text-properties style:font-name="Calibri" fo:font-family="Calibri" style:font-family-generic="swiss" style:font-pitch="variable" fo:hyphenate="false" loext:hyphenation-no-caps="false" loext:hyphenation-no-last-word="false" loext:hyphenation-word-char-count="no-limit" loext:hyphenation-zone="no-limit"/>
    </style:style>
    <style:style style:name="修訂" style:family="paragraph">
      <style:paragraph-properties fo:hyphenation-ladder-count="no-limit"/>
      <style:text-properties fo:font-size="12pt" style:letter-kerning="true" style:font-size-asian="12pt" style:font-size-complex="12pt" fo:hyphenate="false" loext:hyphenation-no-caps="false" loext:hyphenation-no-last-word="false" loext:hyphenation-word-char-count="no-limit" loext:hyphenation-zone="no-limit"/>
    </style:style>
    <style:style style:name="註解文字"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註解主旨" style:family="paragraph" style:parent-style-name="註解文字" style:next-style-name="註解文字">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預設段落字型" style:family="text"/>
    <style:style style:name="Page_20_Number" style:display-name="Page Number" style:family="text" style:parent-style-name="預設段落字型"/>
    <style:style style:name="頁尾_20_字元" style:display-name="頁尾 字元" style:family="text">
      <style:text-properties style:letter-kerning="true"/>
    </style:style>
    <style:style style:name="頁首_20_字元" style:display-name="頁首 字元" style:family="text">
      <style:text-properties style:letter-kerning="true"/>
    </style:style>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 style:font-family-asian="新細明體" style:font-family-generic-asian="roman" style:font-pitch-asian="variable" style:font-size-asian="9pt" style:font-name-complex="Times New Roman" style:font-family-complex="'Times New Roman'" style:font-family-generic-complex="roman" style:font-pitch-complex="variable" style:font-size-complex="9pt"/>
    </style:style>
    <style:style style:name="本文縮排_20_3_20_字元" style:display-name="本文縮排 3 字元" style:family="text">
      <style:text-properties style:font-name="標楷體" fo:font-family="標楷體" style:font-family-generic="script" style:font-pitch="fixed" fo:font-size="14pt" style:letter-kerning="true" style:font-name-asian="標楷體" style:font-family-asian="標楷體" style:font-family-generic-asian="script" style:font-pitch-asian="fixed" style:font-size-asian="14pt" style:font-size-complex="12pt"/>
    </style:style>
    <style:style style:name="純文字_20_字元" style:display-name="純文字 字元" style:family="text">
      <style:text-properties style:font-name="Calibri" fo:font-family="Calibri" style:font-family-generic="swiss" style:font-pitch="variable" fo:font-size="12pt" style:letter-kerning="true" style:font-size-asian="12pt" style:font-name-complex="Courier New" style:font-family-complex="'Courier New'" style:font-family-generic-complex="modern" style:font-pitch-complex="fixed" style:font-size-complex="12pt"/>
    </style:style>
    <style:style style:name="本文縮排_20_字元" style:display-name="本文縮排 字元" style:family="text">
      <style:text-properties style:font-name="標楷體" fo:font-family="標楷體" style:font-family-generic="script" style:font-pitch="fixed" fo:font-size="14pt" style:letter-kerning="true" style:font-name-asian="標楷體" style:font-family-asian="標楷體" style:font-family-generic-asian="script" style:font-pitch-asian="fixed" style:font-size-asian="14pt" style:font-size-complex="16pt"/>
    </style:style>
    <style:style style:name="鮮明強調" style:family="text">
      <style:text-properties fo:color="#4f81bd" loext:opacity="100%" fo:font-style="italic" fo:font-weight="bold" style:font-style-asian="italic" style:font-weight-asian="bold" style:font-style-complex="italic" style:font-weight-complex="bold"/>
    </style:style>
    <style:style style:name="清單段落_20_字元" style:display-name="清單段落 字元" style:family="text">
      <style:text-properties style:font-name="Calibri" fo:font-family="Calibri" style:font-family-generic="swiss" style:font-pitch="variable" fo:font-size="12pt" style:letter-kerning="true" style:font-size-asian="12pt" style:font-size-complex="11pt"/>
    </style:style>
    <style:style style:name="註解參照" style:family="text">
      <style:text-properties fo:font-size="9pt" style:font-size-asian="9pt" style:font-size-complex="9pt"/>
    </style:style>
    <style:style style:name="註解文字_20_字元" style:display-name="註解文字 字元" style:family="text">
      <style:text-properties fo:font-size="12pt" style:letter-kerning="true" style:font-size-asian="12pt" style:font-size-complex="12pt"/>
    </style:style>
    <style:style style:name="註解主旨_20_字元" style:display-name="註解主旨 字元" style:family="text">
      <style:text-properties fo:font-size="12pt" fo:font-weight="bold" style:letter-kerning="true" style:font-size-asian="12pt" style:font-weight-asian="bold" style:font-size-complex="12pt" style:font-weight-complex="bold"/>
    </style:style>
    <style:style style:name="WW_5f_CharLFO1LVL1" style:display-name="WW_CharLFO1LVL1" style:family="text">
      <style:text-properties style:font-name="標楷體" fo:font-family="標楷體" style:font-family-generic="script" style:font-pitch="fixed" fo:font-size="18pt" style:font-name-asian="標楷體" style:font-family-asian="標楷體" style:font-family-generic-asian="script" style:font-pitch-asian="fixed" style:font-size-asian="18pt"/>
    </style:style>
    <style:style style:name="WW_5f_CharLFO3LVL2" style:display-name="WW_CharLFO3LVL2" style:family="text">
      <style:text-properties fo:background-color="transparent"/>
    </style:style>
    <style:style style:name="WW_5f_CharLFO5LVL1" style:display-name="WW_CharLFO5LVL1" style:family="text">
      <style:text-properties style:use-window-font-color="true" loext:opacity="0%"/>
    </style:style>
    <style:style style:name="WW_5f_CharLFO6LVL1" style:display-name="WW_CharLFO6LVL1" style:family="text">
      <style:text-properties style:use-window-font-color="true" loext:opacity="0%"/>
    </style:style>
    <style:style style:name="WW_5f_CharLFO7LVL1" style:display-name="WW_CharLFO7LVL1" style:family="text">
      <style:text-properties style:use-window-font-color="true" loext:opacity="0%"/>
    </style:style>
    <style:style style:name="WW_5f_CharLFO8LVL2" style:display-name="WW_CharLFO8LVL2" style:family="text">
      <style:text-properties style:text-underline-style="none"/>
    </style:style>
    <style:style style:name="WW_5f_CharLFO16LVL2" style:display-name="WW_CharLFO16LVL2" style:family="text">
      <style:text-properties style:text-underline-style="solid" style:text-underline-width="auto" style:text-underline-color="font-color" style:text-underline-mode="continuous" style:text-overline-mode="continuous" style:text-line-through-mode="continuous"/>
    </style:style>
    <style:style style:name="WW_5f_CharLFO20LVL1" style:display-name="WW_CharLFO20LVL1" style:family="text">
      <style:text-properties style:text-underline-style="none"/>
    </style:style>
    <style:style style:name="WW_5f_CharLFO24LVL2" style:display-name="WW_CharLFO24LVL2" style:family="text">
      <style:text-properties style:text-underline-style="none"/>
    </style:style>
    <style:style style:name="WW_5f_CharLFO36LVL1" style:display-name="WW_CharLFO36LVL1" style:family="text">
      <style:text-properties style:text-underline-style="none"/>
    </style:style>
    <style:style style:name="WW_5f_CharLFO37LVL1" style:display-name="WW_CharLFO37LVL1" style:family="text">
      <style:text-properties style:text-underline-style="none"/>
    </style:style>
    <style:style style:name="WW_5f_CharLFO38LVL1" style:display-name="WW_CharLFO38LVL1" style:family="text">
      <style:text-properties style:text-underline-style="none"/>
    </style:style>
    <style:style style:name="WW_5f_CharLFO39LVL1" style:display-name="WW_CharLFO39LVL1" style:family="text">
      <style:text-properties style:text-underline-style="none"/>
    </style:style>
    <style:style style:name="WW_5f_CharLFO40LVL1" style:display-name="WW_CharLFO40LVL1" style:family="text">
      <style:text-properties style:text-underline-style="none"/>
    </style:style>
    <style:style style:name="WW_5f_CharLFO41LVL1" style:display-name="WW_CharLFO41LVL1" style:family="text">
      <style:text-properties style:text-underline-style="none"/>
    </style:style>
    <style:style style:name="WW_5f_CharLFO42LVL1" style:display-name="WW_CharLFO42LVL1" style:family="text">
      <style:text-properties style:text-underline-style="none"/>
    </style:style>
    <style:style style:name="WW_5f_CharLFO43LVL1" style:display-name="WW_CharLFO43LVL1" style:family="text">
      <style:text-properties style:text-underline-style="none"/>
    </style:style>
    <style:style style:name="WW_5f_CharLFO44LVL1" style:display-name="WW_CharLFO44LVL1" style:family="text">
      <style:text-properties style:text-underline-style="none"/>
    </style:style>
    <style:style style:name="WW_5f_CharLFO45LVL1" style:display-name="WW_CharLFO45LVL1" style:family="text">
      <style:text-properties style:text-underline-style="none"/>
    </style:style>
    <style:style style:name="WW_5f_CharLFO46LVL1" style:display-name="WW_CharLFO46LVL1" style:family="text">
      <style:text-properties style:text-underline-style="none"/>
    </style:style>
    <style:style style:name="WW_5f_CharLFO47LVL1" style:display-name="WW_CharLFO47LVL1" style:family="text">
      <style:text-properties style:text-underline-style="none"/>
    </style:style>
    <style:style style:name="WW_5f_CharLFO48LVL1" style:display-name="WW_CharLFO48LVL1" style:family="text">
      <style:text-properties style:text-underline-style="none"/>
    </style:style>
    <style:style style:name="WW_5f_CharLFO49LVL1" style:display-name="WW_CharLFO49LVL1" style:family="text">
      <style:text-properties style:text-underline-style="none"/>
    </style:style>
    <style:style style:name="WW_5f_CharLFO50LVL1" style:display-name="WW_CharLFO50LVL1" style:family="text">
      <style:text-properties style:text-underline-style="none"/>
    </style:style>
    <style:style style:name="WW_5f_CharLFO51LVL1" style:display-name="WW_CharLFO51LVL1" style:family="text">
      <style:text-properties style:text-underline-style="none"/>
    </style:style>
    <style:style style:name="WW_5f_CharLFO52LVL1" style:display-name="WW_CharLFO52LVL1" style:family="text">
      <style:text-properties style:text-underline-style="none"/>
    </style:style>
    <style:style style:name="WW_5f_CharLFO53LVL1" style:display-name="WW_CharLFO53LVL1" style:family="text">
      <style:text-properties style:text-underline-style="none"/>
    </style:style>
    <style:style style:name="WW_5f_CharLFO54LVL1" style:display-name="WW_CharLFO54LVL1" style:family="text">
      <style:text-properties style:text-underline-style="none"/>
    </style:style>
    <style:style style:name="WW_5f_CharLFO55LVL1" style:display-name="WW_CharLFO55LVL1" style:family="text">
      <style:text-properties style:text-underline-style="none"/>
    </style:style>
    <style:style style:name="WW_5f_CharLFO56LVL1" style:display-name="WW_CharLFO56LVL1" style:family="text">
      <style:text-properties style:text-underline-style="none"/>
    </style:style>
    <style:style style:name="WW_5f_CharLFO57LVL1" style:display-name="WW_CharLFO57LVL1" style:family="text">
      <style:text-properties style:text-underline-style="none"/>
    </style:style>
    <style:style style:name="WW_5f_CharLFO58LVL1" style:display-name="WW_CharLFO58LVL1" style:family="text">
      <style:text-properties style:text-underline-style="none"/>
    </style:style>
    <style:style style:name="WW_5f_CharLFO59LVL1" style:display-name="WW_CharLFO59LVL1" style:family="text">
      <style:text-properties style:text-underline-style="none"/>
    </style:style>
    <style:style style:name="WW_5f_CharLFO60LVL1" style:display-name="WW_CharLFO60LVL1" style:family="text">
      <style:text-properties fo:color="#ff0000" loext:opacity="100%"/>
    </style:style>
    <style:style style:name="WW_5f_CharLFO61LVL1" style:display-name="WW_CharLFO61LVL1" style:family="text">
      <style:text-properties fo:color="#ff0000" loext:opacity="100%"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text:style-name="WW_5f_CharLFO1LVL1" loext:num-list-format="%1%、" style:num-suffix="、" style:num-format="一, 二, 三, ...">
        <style:list-level-properties text:list-level-position-and-space-mode="label-alignment">
          <style:list-level-label-alignment text:label-followed-by="nothing" fo:text-indent="-1.259cm" fo:margin-left="1.9cm"/>
        </style:list-level-properties>
      </text:list-level-style-number>
      <text:list-level-style-number text:level="2" loext:num-list-format="（%2%）" style:num-prefix="（" style:num-suffix="）" style:num-format="一, 二, 三, ...">
        <style:list-level-properties text:list-level-position-and-space-mode="label-alignment">
          <style:list-level-label-alignment text:label-followed-by="nothing" fo:text-indent="-1.9cm" fo:margin-left="3.18cm"/>
        </style:list-level-properties>
      </text:list-level-style-number>
      <text:list-level-style-number text:level="3" loext:num-list-format="%3%、" style:num-suffix="、" style:num-format="1, 2, 3, ...">
        <style:list-level-properties text:list-level-position-and-space-mode="label-alignment">
          <style:list-level-label-alignment text:label-followed-by="nothing" fo:text-indent="-1.27cm" fo:margin-left="3.17cm"/>
        </style:list-level-properties>
      </text:list-level-style-number>
      <text:list-level-style-number text:level="4" loext:num-list-format="（%4%）" style:num-prefix="（" style:num-suffix="）" style:num-format="1, 2, 3, ...">
        <style:list-level-properties text:list-level-position-and-space-mode="label-alignment">
          <style:list-level-label-alignment text:label-followed-by="nothing" fo:text-indent="-1.889cm" fo:margin-left="4.44cm"/>
        </style:list-level-properties>
      </text:list-level-style-number>
      <text:list-level-style-number text:level="5" loext:num-list-format="%5%、" style:num-suffix="、" style:num-format="甲, 乙, 丙, ...">
        <style:list-level-properties text:list-level-position-and-space-mode="label-alignment">
          <style:list-level-label-alignment text:label-followed-by="nothing" fo:text-indent="-1.129cm" fo:margin-left="5.786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2cm" fo:margin-left="5.7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fo:text-indent="-2.251cm" fo:margin-left="6.7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2.501cm" fo:margin-left="7.751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2.999cm" fo:margin-left="8.99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004cm" fo:text-align="end" style:justify-single-word="false" fo:text-indent="0cm" style:auto-text-indent="false">
        <style:tab-stops>
          <style:tab-stop style:position="7.325cm" style:type="center"/>
        </style:tab-stops>
      </style:paragraph-properties>
      <style:text-properties fo:font-size="6pt" style:font-size-asian="6pt" style:language-asian="zh" style:country-asian="TW"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131cm" fo:margin-left="3cm" fo:margin-right="2.501cm" style:writing-mode="lr-tb" style:layout-grid-color="#c0c0c0" style:layout-grid-lines="38" style:layout-grid-base-height="0.706cm" style:layout-grid-ruby-height="0.353cm" style:layout-grid-mode="line" style:layout-grid-ruby-below="false" style:layout-grid-print="false" style:layout-grid-display="false" style:layout-grid-base-width="0.17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37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MODA_ODF_Application_Tools/3.8.2.1$Windows_X86_64 LibreOffice_project/f5c26b4b56ec181260ce3dbfc96a37e316bb7ca8</meta:generator>
    <dc:title>促進民間參與公共建設法施行細則部分條文修正總說明</dc:title>
    <dc:subject/>
    <meta:initial-creator>Peggy</meta:initial-creator>
    <dc:creator>林碧萱</dc:creator>
    <meta:creation-date>2025-01-13T00:32:00Z</meta:creation-date>
    <dc:date>2025-01-13T00:32:00Z</dc:date>
    <meta:print-date>2023-09-15T03:55:00Z</meta:print-date>
    <meta:editing-cycles>2</meta:editing-cycles>
    <meta:editing-duration>PT0S</meta:editing-duration>
    <meta:document-statistic meta:table-count="1" meta:image-count="0" meta:object-count="0" meta:page-count="8" meta:paragraph-count="236" meta:word-count="7084" meta:character-count="7161" meta:non-whitespace-character-count="7084"/>
    <meta:user-defined meta:name="GrammarlyDocumentId">c22b148300b6cb5c595c2f57051b55d14a215a6397d4690b78b680e132f0eef3</meta:user-defined>
    <meta:template xlink:type="simple" xlink:actuate="onRequest" xlink:title="" xlink:href="file:///C:/atis/temp/114-01-13/1544460495/1140005246/incomingAttach/11425500780/d928c25d3b51627f46910647a2a6d9ff_對照表-民間自規辦法修正草案_定.odt/Normal"/>
  </office:meta>
</office:document-meta>
</file>